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889cm" style:rel-column-width="1070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I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.889cm" style:rel-column-width="7281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I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2.429cm" style:rel-column-width="1376*"/>
    </style:style>
    <style:style style:name="Tableau3.1" style:family="table-row">
      <style:table-row-properties style:min-row-height="0.29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G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429cm" style:rel-column-width="1376*"/>
    </style:style>
    <style:style style:name="Tableau4.1" style:family="table-row">
      <style:table-row-properties style:min-row-height="0.291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G1" style:family="table-cell">
      <style:table-cell-properties fo:padding="0.097cm" fo:border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.7cm" style:rel-column-width="963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J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e4e59" officeooo:paragraph-rsid="000e4e59"/>
    </style:style>
    <style:style style:name="P2" style:family="paragraph" style:parent-style-name="Standard">
      <style:text-properties officeooo:rsid="000e4e59" officeooo:paragraph-rsid="000ed585"/>
    </style:style>
    <style:style style:name="P3" style:family="paragraph" style:parent-style-name="Standard">
      <style:text-properties officeooo:rsid="000e4e59" officeooo:paragraph-rsid="0010c836"/>
    </style:style>
    <style:style style:name="P4" style:family="paragraph" style:parent-style-name="Standard">
      <style:text-properties officeooo:rsid="000e4e59" officeooo:paragraph-rsid="0012707b"/>
    </style:style>
    <style:style style:name="P5" style:family="paragraph" style:parent-style-name="Standard">
      <style:text-properties officeooo:rsid="000e4e59" officeooo:paragraph-rsid="0013a04e"/>
    </style:style>
    <style:style style:name="P6" style:family="paragraph" style:parent-style-name="Standard">
      <style:text-properties officeooo:rsid="000e4e59" officeooo:paragraph-rsid="0014ed1e"/>
    </style:style>
    <style:style style:name="P7" style:family="paragraph" style:parent-style-name="Standard">
      <style:text-properties officeooo:rsid="000e4e59" officeooo:paragraph-rsid="00182417"/>
    </style:style>
    <style:style style:name="P8" style:family="paragraph" style:parent-style-name="Standard">
      <style:text-properties officeooo:rsid="000ed094" officeooo:paragraph-rsid="0013a04e"/>
    </style:style>
    <style:style style:name="P9" style:family="paragraph" style:parent-style-name="Standard">
      <style:text-properties officeooo:rsid="000ed585" officeooo:paragraph-rsid="000ed585"/>
    </style:style>
    <style:style style:name="P10" style:family="paragraph" style:parent-style-name="Standard">
      <style:text-properties style:text-underline-style="solid" style:text-underline-width="auto" style:text-underline-color="font-color" officeooo:rsid="0012707b" officeooo:paragraph-rsid="0012707b"/>
    </style:style>
    <style:style style:name="P11" style:family="paragraph" style:parent-style-name="Standard">
      <style:text-properties style:text-underline-style="solid" style:text-underline-width="auto" style:text-underline-color="font-color" officeooo:rsid="0012707b" officeooo:paragraph-rsid="0013a04e"/>
    </style:style>
    <style:style style:name="P12" style:family="paragraph" style:parent-style-name="Standard">
      <style:text-properties style:text-underline-style="solid" style:text-underline-width="auto" style:text-underline-color="font-color" officeooo:rsid="0012707b" officeooo:paragraph-rsid="0014ed1e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0ed094" officeooo:paragraph-rsid="0013a04e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0ed585" officeooo:paragraph-rsid="000ed585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officeooo:rsid="0013a04e" officeooo:paragraph-rsid="0013a04e"/>
    </style:style>
    <style:style style:name="P16" style:family="paragraph" style:parent-style-name="Standard">
      <style:paragraph-properties fo:text-align="center" style:justify-single-word="false"/>
      <style:text-properties fo:font-size="15pt" fo:font-weight="bold" officeooo:rsid="0013a04e" officeooo:paragraph-rsid="0013a04e" style:font-size-asian="15pt" style:font-weight-asian="bold" style:font-size-complex="15pt" style:font-weight-complex="bold"/>
    </style:style>
    <style:style style:name="P17" style:family="paragraph" style:parent-style-name="Standard">
      <style:text-properties fo:font-style="normal" style:text-underline-style="solid" style:text-underline-width="auto" style:text-underline-color="font-color" fo:font-weight="bold" officeooo:rsid="000e4e59" officeooo:paragraph-rsid="0010c836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style:text-underline-style="solid" style:text-underline-width="auto" style:text-underline-color="font-color" fo:font-weight="bold" officeooo:rsid="0013a04e" officeooo:paragraph-rsid="0013a04e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style:text-underline-style="solid" style:text-underline-width="auto" style:text-underline-color="font-color" fo:font-weight="normal" officeooo:rsid="0016a7f9" officeooo:paragraph-rsid="0016a7f9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style:text-underline-style="none" fo:font-weight="normal" officeooo:rsid="000e4e59" officeooo:paragraph-rsid="0013a04e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style:text-underline-style="none" fo:font-weight="normal" officeooo:rsid="000e4e59" officeooo:paragraph-rsid="00182417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style:text-underline-style="none" fo:font-weight="normal" officeooo:rsid="0016a7f9" officeooo:paragraph-rsid="0016a7f9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style:text-underline-style="none" fo:font-weight="normal" officeooo:rsid="001a70da" officeooo:paragraph-rsid="001a70da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officeooo:rsid="001902eb" officeooo:paragraph-rsid="001902eb"/>
    </style:style>
    <style:style style:name="P25" style:family="paragraph" style:parent-style-name="Table_20_Contents">
      <style:text-properties officeooo:rsid="0012707b" officeooo:paragraph-rsid="0012707b"/>
    </style:style>
    <style:style style:name="P26" style:family="paragraph" style:parent-style-name="Table_20_Contents">
      <style:text-properties officeooo:rsid="0012707b" officeooo:paragraph-rsid="0013a04e"/>
    </style:style>
    <style:style style:name="P27" style:family="paragraph" style:parent-style-name="Table_20_Contents">
      <style:text-properties officeooo:paragraph-rsid="0013a04e"/>
    </style:style>
    <style:style style:name="P28" style:family="paragraph" style:parent-style-name="Table_20_Contents">
      <style:text-properties officeooo:rsid="0013a04e" officeooo:paragraph-rsid="0013a04e"/>
    </style:style>
    <style:style style:name="P29" style:family="paragraph" style:parent-style-name="Table_20_Contents">
      <style:text-properties officeooo:paragraph-rsid="0014ed1e"/>
    </style:style>
    <style:style style:name="P30" style:family="paragraph" style:parent-style-name="Table_20_Contents">
      <style:text-properties officeooo:rsid="0014ed1e" officeooo:paragraph-rsid="0014ed1e"/>
    </style:style>
    <style:style style:name="P31" style:family="paragraph" style:parent-style-name="Table_20_Contents">
      <style:text-properties officeooo:rsid="0016a7f9" officeooo:paragraph-rsid="0016a7f9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1" officeooo:rsid="0012707b" style:font-name-asian="Liberation Serif1" style:font-name-complex="Liberation Serif1"/>
    </style:style>
    <style:style style:name="T3" style:family="text">
      <style:text-properties style:font-name="Liberation Serif1" officeooo:rsid="0013a04e" style:font-name-asian="Liberation Serif1" style:font-name-complex="Liberation Serif1"/>
    </style:style>
    <style:style style:name="T4" style:family="text">
      <style:text-properties style:font-name="Liberation Serif1" officeooo:rsid="001902eb" style:font-name-asian="Liberation Serif1" style:font-name-complex="Liberation Serif1"/>
    </style:style>
    <style:style style:name="T5" style:family="text">
      <style:text-properties style:font-name="Liberation Serif1" officeooo:rsid="001bcb3d" style:font-name-asian="Liberation Serif1" style:font-name-complex="Liberation Serif1"/>
    </style:style>
    <style:style style:name="T6" style:family="text">
      <style:text-properties officeooo:rsid="000ed585"/>
    </style:style>
    <style:style style:name="T7" style:family="text">
      <style:text-properties officeooo:rsid="0012707b"/>
    </style:style>
    <style:style style:name="T8" style:family="text">
      <style:text-properties officeooo:rsid="0013a04e"/>
    </style:style>
    <style:style style:name="T9" style:family="text">
      <style:text-properties officeooo:rsid="0014ed1e"/>
    </style:style>
    <style:style style:name="T10" style:family="text">
      <style:text-properties officeooo:rsid="00165e78"/>
    </style:style>
    <style:style style:name="T11" style:family="text">
      <style:text-properties officeooo:rsid="001902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Exercice<text:span text:style-name="T10">s</text:span> Machine de Turing</text:p>
      <text:p text:style-name="P1"/>
      <text:p text:style-name="P1">Une MT à 3 symboles (0, 1, <text:s/><text:span text:style-name="T1">□</text:span> )</text:p>
      <text:p text:style-name="P1"><text:tab/> <text:s text:c="5"/>3 directions (← , →, <text:s/><text:span text:style-name="T1">↓</text:span> )</text:p>
      <text:p text:style-name="P1"/>
      <text:p text:style-name="P13">Exercice 1</text:p>
      <text:p text:style-name="P8"/>
      <text:p text:style-name="P1">« lire une donnée binaire (0,1) la tête de la MT pointe quelque part sur la donnée → inverser tous les bits de la donnée » </text:p>
      <text:p text:style-name="P1"/>
      <text:p text:style-name="P11">Avant :</text:p>
      <text:p text:style-name="P11"/>
      <table:table table:name="Tableau3" table:style-name="Tableau3">
        <table:table-column table:style-name="Tableau3.A" table:number-columns-repeated="7"/>
        <table:table-row table:style-name="Tableau3.1">
          <table:table-cell table:style-name="Tableau3.A1" office:value-type="string">
            <text:p text:style-name="P27"/>
          </table:table-cell>
          <table:table-cell table:style-name="Tableau3.A1" office:value-type="string">
            <text:p text:style-name="P26">0</text:p>
          </table:table-cell>
          <table:table-cell table:style-name="Tableau3.A1" office:value-type="string">
            <text:p text:style-name="P26">1</text:p>
          </table:table-cell>
          <table:table-cell table:style-name="Tableau3.A1" office:value-type="string">
            <text:p text:style-name="P26">1</text:p>
          </table:table-cell>
          <table:table-cell table:style-name="Tableau3.A1" office:value-type="string">
            <text:p text:style-name="P28">0</text:p>
          </table:table-cell>
          <table:table-cell table:style-name="Tableau3.A1" office:value-type="string">
            <text:p text:style-name="P26">1</text:p>
          </table:table-cell>
          <table:table-cell table:style-name="Tableau3.G1" office:value-type="string">
            <text:p text:style-name="P30"/>
          </table:table-cell>
        </table:table-row>
      </table:table>
      <text:p text:style-name="P5"><text:tab/><text:tab/><text:tab/><text:tab/> <text:s text:c="8"/><text:tab/> <text:s text:c="8"/><text:span text:style-name="T2">∆</text:span></text:p>
      <text:p text:style-name="P1"/>
      <text:p text:style-name="P1">&lt; q0, <text:s/>1&gt;<text:tab/> → <text:tab/>&lt; q0, <text:s/>1, <text:s/>←&gt;</text:p>
      <text:p text:style-name="P1">&lt; q0, <text:s/>0&gt;<text:tab/> → <text:tab/>&lt; q0, <text:s/>0, <text:s/>←&gt; <text:s/></text:p>
      <text:p text:style-name="P1">&lt; q0, <text:s/><text:span text:style-name="T1">□</text:span>&gt;<text:tab/> → <text:tab/>&lt; q1, <text:s/><text:span text:style-name="T1">□</text:span>, <text:s/>→&gt;</text:p>
      <text:p text:style-name="P1">&lt; q1, <text:s/>1&gt;<text:tab/> → <text:tab/>&lt; q0, <text:s/>1, <text:s/>→&gt;</text:p>
      <text:p text:style-name="P1">&lt; q1, <text:s/>0&gt; <text:tab/> → <text:tab/>&lt; q0, <text:s/>1, <text:s/>→&gt;</text:p>
      <text:p text:style-name="P1">&lt; q1, <text:s/><text:span text:style-name="T1">□</text:span>&gt;<text:tab/> → <text:tab/>&lt; qH, <text:span text:style-name="T1">□</text:span>, <text:s text:c="2"/><text:span text:style-name="T1">↓</text:span>&gt;</text:p>
      <text:p text:style-name="P1"/>
      <text:p text:style-name="P12">A<text:span text:style-name="T9">près</text:span> :</text:p>
      <text:p text:style-name="P12"/>
      <table:table table:name="Tableau4" table:style-name="Tableau4">
        <table:table-column table:style-name="Tableau4.A" table:number-columns-repeated="7"/>
        <table:table-row table:style-name="Tableau4.1">
          <table:table-cell table:style-name="Tableau4.A1" office:value-type="string">
            <text:p text:style-name="P29"/>
          </table:table-cell>
          <table:table-cell table:style-name="Tableau4.A1" office:value-type="string">
            <text:p text:style-name="P30">1</text:p>
          </table:table-cell>
          <table:table-cell table:style-name="Tableau4.A1" office:value-type="string">
            <text:p text:style-name="P30">0</text:p>
          </table:table-cell>
          <table:table-cell table:style-name="Tableau4.A1" office:value-type="string">
            <text:p text:style-name="P30">0</text:p>
          </table:table-cell>
          <table:table-cell table:style-name="Tableau4.A1" office:value-type="string">
            <text:p text:style-name="P30">1</text:p>
          </table:table-cell>
          <table:table-cell table:style-name="Tableau4.A1" office:value-type="string">
            <text:p text:style-name="P30">0</text:p>
          </table:table-cell>
          <table:table-cell table:style-name="Tableau4.G1" office:value-type="string">
            <text:p text:style-name="P29"/>
          </table:table-cell>
        </table:table-row>
      </table:table>
      <text:p text:style-name="P6"/>
      <text:p text:style-name="P6"/>
      <text:p text:style-name="P14">Exercice 2 </text:p>
      <text:p text:style-name="P9"/>
      <text:p text:style-name="P2">« lire une donnée binaire (0,1) la tête de la MT pointe quelque part sur la donnée → <text:span text:style-name="T6">effacer complètement la donnée et remettre la tête de lecture à l’état initial »</text:span></text:p>
      <text:p text:style-name="P2"/>
      <text:p text:style-name="P10">Avant :</text:p>
      <text:p text:style-name="P10"/>
      <table:table table:name="Tableau1" table:style-name="Tableau1">
        <table:table-column table:style-name="Tableau1.A" table:number-columns-repeated="9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25">0</text:p>
          </table:table-cell>
          <table:table-cell table:style-name="Tableau1.A1" office:value-type="string">
            <text:p text:style-name="P25">1</text:p>
          </table:table-cell>
          <table:table-cell table:style-name="Tableau1.A1" office:value-type="string">
            <text:p text:style-name="P25">1</text:p>
          </table:table-cell>
          <table:table-cell table:style-name="Tableau1.A1" office:value-type="string">
            <text:p text:style-name="P25">1</text:p>
          </table:table-cell>
          <table:table-cell table:style-name="Tableau1.A1" office:value-type="string">
            <text:p text:style-name="P25">1</text:p>
          </table:table-cell>
          <table:table-cell table:style-name="Tableau1.A1" office:value-type="string">
            <text:p text:style-name="Table_20_Contents"/>
          </table:table-cell>
          <table:table-cell table:style-name="Tableau1.I1" office:value-type="string">
            <text:p text:style-name="Table_20_Contents"/>
          </table:table-cell>
        </table:table-row>
      </table:table>
      <text:p text:style-name="P2"><text:tab/><text:tab/><text:tab/><text:tab/> <text:s text:c="8"/><text:tab/><text:tab/><text:span text:style-name="T2">∆</text:span></text:p>
      <text:p text:style-name="P2"/>
      <text:p text:style-name="P5">&lt; q0, <text:s/><text:span text:style-name="T7">0</text:span>&gt;<text:tab/> → <text:tab/>&lt; q<text:span text:style-name="T7">1</text:span>, <text:s/>1, →&gt;<text:tab/><text:tab/><text:tab/><text:tab/>&lt; q<text:span text:style-name="T8">2</text:span>, <text:s/><text:span text:style-name="T8">1</text:span>&gt;<text:tab/> → <text:tab/>&lt; q<text:span text:style-name="T8">3</text:span>, <text:s/>1, <text:span text:style-name="T8">←</text:span>&gt;</text:p>
      <text:p text:style-name="P5">&lt; q0, <text:s/><text:span text:style-name="T7">1</text:span>&gt;<text:tab/> → <text:tab/>&lt; q<text:span text:style-name="T7">1</text:span>, <text:s/>1, →&gt; <text:s/><text:tab/><text:tab/><text:tab/><text:tab/>&lt; q<text:span text:style-name="T8">3</text:span>, <text:s/><text:span text:style-name="T7">0</text:span>&gt;<text:tab/> → <text:tab/>&lt; q<text:span text:style-name="T8">3</text:span>, <text:s/><text:span text:style-name="T1">□</text:span>, <text:span text:style-name="T8">←</text:span>&gt;</text:p>
      <text:p text:style-name="P5">&lt; q<text:span text:style-name="T7">1</text:span>, <text:s/><text:span text:style-name="T2">1</text:span>&gt;<text:tab/> → <text:tab/>&lt; q1, <text:s/><text:span text:style-name="T1">□</text:span>, →&gt;<text:tab/><text:tab/><text:tab/><text:tab/>&lt; q<text:span text:style-name="T8">3</text:span>, <text:s/><text:span text:style-name="T8">1</text:span>&gt;<text:tab/> → <text:tab/>&lt; q<text:span text:style-name="T8">3</text:span>, <text:s/><text:span text:style-name="T1">□</text:span>, <text:span text:style-name="T8">←</text:span>&gt;</text:p>
      <text:p text:style-name="P5">&lt; q1, <text:s/><text:span text:style-name="T7">0</text:span>&gt;<text:tab/> → <text:tab/>&lt; q<text:span text:style-name="T8">1</text:span>, <text:s/><text:span text:style-name="T1">□</text:span>, →&gt;<text:tab/><text:tab/><text:tab/><text:tab/>&lt; q<text:span text:style-name="T8">3</text:span>, <text:s/><text:span text:style-name="T1">□</text:span>&gt;<text:tab/> → <text:tab/>&lt; q<text:span text:style-name="T8">3</text:span>, <text:s/><text:span text:style-name="T1">□</text:span>, →&gt;</text:p>
      <text:p text:style-name="P5">&lt; q1, <text:s/><text:span text:style-name="T1">□</text:span>&gt; <text:tab/> → <text:tab/>&lt; q<text:span text:style-name="T8">2</text:span>, <text:s/><text:span text:style-name="T1">□</text:span>, <text:span text:style-name="T8">←</text:span>&gt;<text:tab/><text:tab/><text:tab/><text:tab/>&lt; q<text:span text:style-name="T8">4</text:span>, <text:s/><text:span text:style-name="T1">□</text:span>&gt;<text:tab/> → <text:tab/>&lt; q<text:span text:style-name="T8">4</text:span>, <text:s/><text:span text:style-name="T1">□</text:span>, →&gt;</text:p>
      <text:p text:style-name="P5">&lt; q<text:span text:style-name="T7">2</text:span>, <text:s/><text:span text:style-name="T1">□</text:span>&gt;<text:tab/> → <text:tab/>&lt; q<text:span text:style-name="T8">2</text:span>, <text:s/><text:span text:style-name="T1">□</text:span>, <text:span text:style-name="T8">←</text:span>&gt;<text:tab/><text:tab/><text:tab/><text:tab/>&lt; q<text:span text:style-name="T8">4</text:span>, <text:s/><text:span text:style-name="T8">1</text:span>&gt;<text:tab/> → <text:tab/>&lt; q<text:span text:style-name="T8">H</text:span>, <text:s/><text:span text:style-name="T1">□</text:span>, <text:s/><text:span text:style-name="T3">↓</text:span>&gt;</text:p>
      <text:p text:style-name="P3"/>
      <text:p text:style-name="P15">Après : </text:p>
      <text:p text:style-name="P3"/>
      <table:table table:name="Tableau2" table:style-name="Tableau2">
        <table:table-column table:style-name="Tableau2.A" table:number-columns-repeated="9"/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4"><text:span text:style-name="T1">□</text:span></text:p>
          </table:table-cell>
          <table:table-cell table:style-name="Tableau2.A1" office:value-type="string">
            <text:p text:style-name="P4"><text:span text:style-name="T1">□</text:span></text:p>
          </table:table-cell>
          <table:table-cell table:style-name="Tableau2.A1" office:value-type="string">
            <text:p text:style-name="P4"><text:span text:style-name="T1">□</text:span></text:p>
          </table:table-cell>
          <table:table-cell table:style-name="Tableau2.A1" office:value-type="string">
            <text:p text:style-name="P4"><text:span text:style-name="T1">□</text:span></text:p>
          </table:table-cell>
          <table:table-cell table:style-name="Tableau2.A1" office:value-type="string">
            <text:p text:style-name="P4"><text:span text:style-name="T1">□</text:span></text:p>
          </table:table-cell>
          <table:table-cell table:style-name="Tableau2.A1" office:value-type="string">
            <text:p text:style-name="Table_20_Contents"/>
          </table:table-cell>
          <table:table-cell table:style-name="Tableau2.I1" office:value-type="string">
            <text:p text:style-name="Table_20_Contents"/>
          </table:table-cell>
        </table:table-row>
      </table:table>
      <text:p text:style-name="P3"><text:tab/><text:tab/><text:tab/><text:tab/><text:tab/><text:tab/><text:span text:style-name="T2">∆</text:span></text:p>
      <text:p text:style-name="P17"><text:span text:style-name="T2"/></text:p>
      <text:p text:style-name="P17"><text:span text:style-name="T2"/></text:p>
      <text:p text:style-name="P18"><text:soft-page-break/><text:span text:style-name="T2">E</text:span><text:span text:style-name="T1">xercice 3 </text:span></text:p>
      <text:p text:style-name="P18"><text:span text:style-name="T1"/></text:p>
      <text:p text:style-name="P20"><text:span text:style-name="T1">« lire une donnée binaire (0,1) la tête de la MT pointe quelque part sur la donnée → </text:span><text:span text:style-name="T3">écrire le miroir de la donnée </text:span><text:span text:style-name="T1"><text:s/>» </text:span></text:p>
      <text:p text:style-name="P20"><text:span text:style-name="T1"/></text:p>
      <text:p text:style-name="P19"><text:span text:style-name="T4">Exemple</text:span><text:span text:style-name="T1"> :</text:span></text:p>
      <text:p text:style-name="P22"><text:span text:style-name="T1"><text:s/></text:span></text:p>
      <table:table table:name="Tableau5" table:style-name="Tableau5">
        <table:table-column table:style-name="Tableau5.A" table:number-columns-repeated="10"/>
        <table:table-row>
          <table:table-cell table:style-name="Tableau5.A1" office:value-type="string">
            <text:p text:style-name="Table_20_Contents"/>
          </table:table-cell>
          <table:table-cell table:style-name="Tableau5.A1" office:value-type="string">
            <text:p text:style-name="P31">0</text:p>
          </table:table-cell>
          <table:table-cell table:style-name="Tableau5.A1" office:value-type="string">
            <text:p text:style-name="P31">1</text:p>
          </table:table-cell>
          <table:table-cell table:style-name="Tableau5.A1" office:value-type="string">
            <text:p text:style-name="P31">1</text:p>
          </table:table-cell>
          <table:table-cell table:style-name="Tableau5.A1" office:value-type="string">
            <text:p text:style-name="P31">0</text:p>
          </table:table-cell>
          <table:table-cell table:style-name="Tableau5.A1" office:value-type="string">
            <text:p text:style-name="P24"><text:span text:style-name="T1">1</text:span></text:p>
          </table:table-cell>
          <table:table-cell table:style-name="Tableau5.A1" office:value-type="string">
            <text:p text:style-name="P24"><text:span text:style-name="T1">1</text:span></text:p>
          </table:table-cell>
          <table:table-cell table:style-name="Tableau5.A1" office:value-type="string">
            <text:p text:style-name="P24"><text:span text:style-name="T1">0</text:span></text:p>
          </table:table-cell>
          <table:table-cell table:style-name="Tableau5.A1" office:value-type="string">
            <text:p text:style-name="P31">1</text:p>
          </table:table-cell>
          <table:table-cell table:style-name="Tableau5.J1" office:value-type="string">
            <text:p text:style-name="Table_20_Contents"/>
          </table:table-cell>
        </table:table-row>
      </table:table>
      <text:p text:style-name="P21"><text:span text:style-name="T1"><text:tab/><text:tab/><text:tab/><text:tab/><text:tab/> <text:s text:c="3"/></text:span><text:span text:style-name="T2">∆</text:span></text:p>
      <text:p text:style-name="P20"><text:span text:style-name="T1"/></text:p>
      <text:p text:style-name="P7">&lt; q0, <text:s/><text:span text:style-name="T11">0</text:span>&gt;<text:tab/> → <text:tab/>&lt; q<text:span text:style-name="T11">1</text:span>, <text:s/><text:span text:style-name="T11">0</text:span>, →&gt;<text:tab/><text:tab/><text:tab/><text:tab/>&lt; q<text:span text:style-name="T8">2</text:span>, <text:s/><text:span text:style-name="T8">1</text:span>&gt;<text:tab/> → <text:tab/>&lt; q<text:span text:style-name="T8">3</text:span>, <text:s/>1, <text:span text:style-name="T8">←</text:span>&gt;</text:p>
      <text:p text:style-name="P7">&lt; q0, <text:s/><text:span text:style-name="T7">1</text:span>&gt;<text:tab/> → <text:tab/>&lt; q<text:span text:style-name="T7">1</text:span>, <text:s/>1, →&gt; <text:s/><text:tab/><text:tab/><text:tab/><text:tab/>&lt; q<text:span text:style-name="T8">3</text:span>, <text:s/><text:span text:style-name="T7">0</text:span>&gt;<text:tab/> → <text:tab/>&lt; q<text:span text:style-name="T8">3</text:span>, <text:s/><text:span text:style-name="T1">□</text:span>, <text:span text:style-name="T8">←</text:span>&gt;</text:p>
      <text:p text:style-name="P7">&lt; q<text:span text:style-name="T7">1</text:span>, <text:s/><text:span text:style-name="T2">1</text:span>&gt;<text:tab/> → <text:tab/>&lt; q1, <text:s/><text:span text:style-name="T1">□</text:span>, →&gt;<text:tab/><text:tab/><text:tab/><text:tab/>&lt; q<text:span text:style-name="T8">3</text:span>, <text:s/><text:span text:style-name="T8">1</text:span>&gt;<text:tab/> → <text:tab/>&lt; q<text:span text:style-name="T8">3</text:span>, <text:s/><text:span text:style-name="T1">□</text:span>, <text:span text:style-name="T8">←</text:span>&gt;</text:p>
      <text:p text:style-name="P7">&lt; q1, <text:s/><text:span text:style-name="T7">0</text:span>&gt;<text:tab/> → <text:tab/>&lt; q<text:span text:style-name="T8">1</text:span>, <text:s/><text:span text:style-name="T1">□</text:span>, →&gt;<text:tab/><text:tab/><text:tab/><text:tab/>&lt; q<text:span text:style-name="T8">3</text:span>, <text:s/><text:span text:style-name="T1">□</text:span>&gt;<text:tab/> → <text:tab/>&lt; q<text:span text:style-name="T8">3</text:span>, <text:s/><text:span text:style-name="T1">□</text:span>, →&gt;</text:p>
      <text:p text:style-name="P7">&lt; q1, <text:s/><text:span text:style-name="T1">□</text:span>&gt; <text:tab/> → <text:tab/>&lt; q<text:span text:style-name="T8">2</text:span>, <text:s/><text:span text:style-name="T1">□</text:span>, <text:span text:style-name="T8">←</text:span>&gt;<text:tab/><text:tab/><text:tab/><text:tab/>&lt; q<text:span text:style-name="T8">4</text:span>, <text:s/><text:span text:style-name="T1">□</text:span>&gt;<text:tab/> → <text:tab/>&lt; q<text:span text:style-name="T8">4</text:span>, <text:s/><text:span text:style-name="T1">□</text:span>, →&gt;</text:p>
      <text:p text:style-name="P21"><text:span text:style-name="T1">&lt; q</text:span><text:span text:style-name="T2">2</text:span><text:span text:style-name="T1">, <text:s/>□&gt;<text:tab/> → <text:tab/>&lt; q</text:span><text:span text:style-name="T3">2</text:span><text:span text:style-name="T1">, <text:s/>□, </text:span><text:span text:style-name="T3">←</text:span><text:span text:style-name="T1">&gt;<text:tab/><text:tab/><text:tab/><text:tab/>&lt; q</text:span><text:span text:style-name="T3">4</text:span><text:span text:style-name="T1">, <text:s/></text:span><text:span text:style-name="T3">1</text:span><text:span text:style-name="T1">&gt;<text:tab/> → <text:tab/>&lt; q</text:span><text:span text:style-name="T3">H</text:span><text:span text:style-name="T1">, <text:s/>□, <text:s/></text:span><text:span text:style-name="T3">↓</text:span><text:span text:style-name="T1">&gt;</text:span></text:p>
      <text:p text:style-name="P21"><text:span text:style-name="T1"/></text:p>
      <text:p text:style-name="P21"><text:span text:style-name="T1"/></text:p>
      <text:p text:style-name="P23"><text:span text:style-name="T1">Exercice Dénombrabilité </text:span></text:p>
      <text:p text:style-name="P23"><text:span text:style-name="T1"/></text:p>
      <text:p text:style-name="P23"><text:span text:style-name="T1">Montrer que l’ensemble des sous-ensembles infinis de n’est pas dénombrable </text:span></text:p>
      <text:p text:style-name="P23"><text:span text:style-name="T1">→</text:span><text:span text:style-name="T5"> supposons qu’il est dénombrable </text:span></text:p>
      <text:p text:style-name="P23"><text:span text:style-name="T5"><text:tab/>→ on peut <text:s/></text:span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09:07:45.007000000</meta:creation-date>
    <dc:date>2018-10-03T11:19:02.092000000</dc:date>
    <meta:editing-duration>PT31M34S</meta:editing-duration>
    <meta:editing-cycles>7</meta:editing-cycles>
    <meta:generator>LibreOffice/5.4.5.1$Windows_X86_64 LibreOffice_project/79c9829dd5d8054ec39a82dc51cd9eff340dbee8</meta:generator>
    <meta:document-statistic meta:table-count="5" meta:image-count="0" meta:object-count="0" meta:page-count="2" meta:paragraph-count="69" meta:word-count="411" meta:character-count="1642" meta:non-whitespace-character-count="1051"/>
  </office:meta>
</office:document-meta>
</file>